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78in" style:rel-column-width="544*"/>
    </style:style>
    <style:style style:name="Table1.B" style:family="table-column">
      <style:table-column-properties style:column-width="2.8708in" style:rel-column-width="4134*"/>
    </style:style>
    <style:style style:name="Table1.C" style:family="table-column">
      <style:table-column-properties style:column-width="3.4444in" style:rel-column-width="49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9195"/>
    </style:style>
    <style:style style:name="P2" style:family="paragraph" style:parent-style-name="Table_20_Contents">
      <style:text-properties fo:font-size="8pt" officeooo:rsid="0001ec31" officeooo:paragraph-rsid="0001ec31" style:font-size-asian="7pt" style:font-size-complex="8pt"/>
    </style:style>
    <style:style style:name="P3" style:family="paragraph" style:parent-style-name="Table_20_Contents">
      <style:text-properties fo:font-size="8pt" officeooo:rsid="0002af6d" officeooo:paragraph-rsid="0002af6d" style:font-size-asian="7pt" style:font-size-complex="8pt"/>
    </style:style>
    <style:style style:name="P4" style:family="paragraph" style:parent-style-name="Table_20_Contents">
      <style:text-properties fo:font-size="8pt" officeooo:rsid="00067abb" officeooo:paragraph-rsid="00067abb" style:font-size-asian="7pt" style:font-size-complex="8pt"/>
    </style:style>
    <style:style style:name="T1" style:family="text">
      <style:text-properties officeooo:rsid="0001ec31"/>
    </style:style>
    <style:style style:name="T2" style:family="text">
      <style:text-properties officeooo:rsid="00067abb"/>
    </style:style>
    <style:style style:name="T3" style:family="text">
      <style:text-properties officeooo:rsid="00079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28"/><text:span text:style-name="T1">SOAP</text:span></text:p>
          </table:table-cell>
          <table:table-cell table:style-name="Table1.C1" office:value-type="string">
            <text:p text:style-name="Table_20_Contents"><text:s text:c="36"/><text:span text:style-name="T1">RSET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OAP: là một giao diện</text:p>
          </table:table-cell>
          <table:table-cell table:style-name="Table1.C2" office:value-type="string">
            <text:p text:style-name="P2">REST là một kiến trú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OAP: là viết tắt của Opject Accesss Protocol <text:s/></text:p>
          </table:table-cell>
          <table:table-cell table:style-name="Table1.C2" office:value-type="string">
            <text:p text:style-name="P2">REST <text:s/>viết tắt của Representational State Transf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OAP không thể sử dung REST bởi vì nó chỉ là giao thức </text:p>
          </table:table-cell>
          <table:table-cell table:style-name="Table1.C2" office:value-type="string">
            <text:p text:style-name="P2">REST có thể sử dụng dich vụ SOAP ,HTT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OAP cung cấp các giao dien để sử dụng </text:p>
          </table:table-cell>
          <table:table-cell table:style-name="Table1.C2" office:value-type="string">
            <text:p text:style-name="P2">REST sử dụng URI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JAX-WS theo giao thức SOAP </text:p>
          </table:table-cell>
          <table:table-cell table:style-name="Table1.C2" office:value-type="string">
            <text:p text:style-name="P2">JAX-WS theo giao thức RESTful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OAP được định nghĩa tiêu chuẩn </text:p>
          </table:table-cell>
          <table:table-cell table:style-name="Table1.C2" office:value-type="string">
            <text:p text:style-name="P3">REST không định nghĩa tiêu cuẩn quá nhiều như SOAP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OAP định nghĩa chuẩn bảo mật riêng </text:p>
          </table:table-cell>
          <table:table-cell table:style-name="Table1.C2" office:value-type="string">
            <text:p text:style-name="P3">REST kế thừa chẩn bảo mật của tầng giao thức mạngOA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SOAP chỉ hỗ trợ định dạng dữ liệu kiểu XML</text:p>
          </table:table-cell>
          <table:table-cell table:style-name="Table1.C2" office:value-type="string">
            <text:p text:style-name="P4">REST hỗ trợ nhiều định dạng dữ liệu như XML,JSON,HTML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SOAP hỗ trợ giao thức SMTP HTTP </text:p>
          </table:table-cell>
          <table:table-cell table:style-name="Table1.C2" office:value-type="string">
            <text:p text:style-name="P4">REST dùng giao thức HTTP</text:p>
          </table:table-cell>
        </table:table-row>
      </table:table>
      <text:p text:style-name="P1"><text:span text:style-name="T3">Link tham khảo:</text:span><text:a xlink:type="simple" xlink:href="https://techblog.vn/soap-amp-rest" text:style-name="Internet_20_link" text:visited-style-name="Visited_20_Internet_20_Link">https://techblog.vn/soap-amp-r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4:44:00.919940439</meta:creation-date>
    <dc:date>2020-03-19T15:00:01.927644210</dc:date>
    <meta:editing-duration>PT5M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141" meta:character-count="790" meta:non-whitespace-character-count="592"/>
  </office:meta>
</office:document-meta>
</file>